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592cm" fo:min-width="8.771cm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9.78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009900" draw:textarea-horizontal-align="justify" draw:textarea-vertical-align="middle" draw:auto-grow-height="false" fo:min-height="2.535cm" fo:min-width="2.4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271cm" svg:height="5.842cm" svg:x="2.143cm" svg:y="3.159cm">
          <text:p text:style-name="P1">Acquisi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0.287cm" svg:height="4.826cm" svg:x="5.318cm" svg:y="14.208cm">
          <text:p text:style-name="P1">Reconstruction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969cm" svg:y1="1.254cm" svg:x2="6.969cm" svg:y2="3.286cm">
          <text:p/>
        </draw:line>
        <draw:connector draw:style-name="gr3" draw:text-style-name="P2" draw:layer="layout" draw:type="curve" svg:x1="6.778cm" svg:y1="9.001cm" svg:x2="10.461cm" svg:y2="14.208cm" draw:start-shape="id1" draw:end-shape="id2" svg:d="M6778 9001c0 3906 3683 1303 3683 5207" svg:viewBox="0 0 3684 5208">
          <text:p/>
        </draw:connector>
        <draw:frame draw:style-name="gr4" draw:text-style-name="P3" draw:layer="layout" svg:width="10.23cm" svg:height="0.763cm" svg:x="7.223cm" svg:y="1.635cm">
          <draw:text-box>
            <text:p><text:span text:style-name="T1">Récupèration des flux vidéos des deux caméras</text:span></text:p>
          </draw:text-box>
        </draw:frame>
        <draw:frame draw:style-name="gr4" draw:text-style-name="P4" draw:layer="layout" svg:width="6.611cm" svg:height="0.806cm" svg:x="8.101cm" svg:y="10.862cm">
          <draw:text-box>
            <text:p><text:span text:style-name="T2">Transfert des </text:span><text:span text:style-name="T2">vidéos créées</text:span></text:p>
          </draw:text-box>
        </draw:frame>
        <draw:custom-shape draw:style-name="gr5" draw:text-style-name="P5" xml:id="id3" draw:id="id3" draw:layer="layout" svg:width="4.191cm" svg:height="3.937cm" svg:x="1.762cm" svg:y="23.352cm">
          <text:p text:style-name="P1">Trac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4.191cm" svg:height="3.937cm" svg:x="8.366cm" svg:y="23.352cm">
          <text:p text:style-name="P1">H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4.191cm" svg:height="3.937cm" svg:x="15.097cm" svg:y="23.352cm">
          <text:p text:style-name="P1">OpenG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3.857cm" svg:y1="23.352cm" svg:x2="10.461cm" svg:y2="19.034cm" draw:start-shape="id3" draw:end-shape="id2" svg:d="M3857 23352c0-3238 6604-1080 6604-4318" svg:viewBox="0 0 6605 4319">
          <text:p/>
        </draw:connector>
        <draw:connector draw:style-name="gr3" draw:text-style-name="P2" draw:layer="layout" draw:type="curve" svg:x1="17.192cm" svg:y1="23.352cm" svg:x2="10.461cm" svg:y2="19.034cm" draw:start-shape="id4" draw:end-shape="id2" svg:d="M17192 23352c0-3238-6731-1080-6731-4318" svg:viewBox="0 0 6732 4319">
          <text:p/>
        </draw:connector>
        <draw:connector draw:style-name="gr3" draw:text-style-name="P2" draw:layer="layout" draw:type="line" svg:x1="10.461cm" svg:y1="23.352cm" svg:x2="10.461cm" svg:y2="19.034cm" draw:start-shape="id5" draw:end-shape="id2" svg:d="M10461 23352v-4318" svg:viewBox="0 0 1 4319">
          <text:p/>
        </draw:connector>
        <draw:frame draw:style-name="gr4" draw:text-style-name="P7" draw:layer="layout" svg:width="3.618cm" svg:height="1.916cm" svg:x="1.7cm" svg:y="15.594cm">
          <draw:text-box>
            <text:p text:style-name="P6"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/text:p>
            <text:p text:style-name="P6"><text:span text:style-name="T2">d</text:span><text:span text:style-name="T2">i</text:span><text:span text:style-name="T2">f</text:span><text:span text:style-name="T2">f</text:span><text:span text:style-name="T2">é</text:span><text:span text:style-name="T2">r</text:span><text:span text:style-name="T2">e</text:span><text:span text:style-name="T2">n</text:span><text:span text:style-name="T2">t</text:span><text:span text:style-name="T2">s</text:span></text:p>
            <text:p text:style-name="P6"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s</text:span></text:p>
          </draw:text-box>
        </draw:frame>
        <draw:frame draw:style-name="gr4" draw:text-style-name="P4" draw:layer="layout" svg:width="5.328cm" svg:height="0.806cm" svg:x="1.254cm" svg:y="27.543cm">
          <draw:text-box>
            <text:p><text:span text:style-name="T2">On suit le mouvement</text:span></text:p>
          </draw:text-box>
        </draw:frame>
        <draw:frame draw:style-name="gr4" draw:text-style-name="P8" draw:layer="layout" svg:width="6.437cm" svg:height="1.361cm" svg:x="7.223cm" svg:y="27.339cm">
          <draw:text-box>
            <text:p text:style-name="P1"><text:span text:style-name="T2">Retrouver dans les régions</text:span></text:p>
            <text:p text:style-name="P1"><text:span text:style-name="T2">voisines le pointeur</text:span></text:p>
          </draw:text-box>
        </draw:frame>
        <draw:frame draw:style-name="gr4" draw:text-style-name="P4" draw:layer="layout" svg:width="5.281cm" svg:height="0.806cm" svg:x="14.913cm" svg:y="27.543cm">
          <draw:text-box>
            <text:p><text:span text:style-name="T2">Reconstruction en 3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41:27.623703534</meta:creation-date>
    <dc:date>2017-05-16T17:01:46.824086453</dc:date>
    <meta:editing-duration>PT10M9S</meta:editing-duration>
    <meta:editing-cycles>1</meta:editing-cycles>
    <meta:generator>LibreOffice/5.1.6.2$Linux_X86_64 LibreOffice_project/10m0$Build-2</meta:generator>
    <meta:document-statistic meta:object-count="16"/>
  </office:meta>
</office:document-meta>
</file>